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 table:number-columns-repeated="8"/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 table:number-columns-repeated="8"/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 table:number-columns-repeated="8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 table:number-columns-repeated="8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 table:number-columns-repeated="8"/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 table:number-columns-repeated="8"/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 table:number-columns-repeated="8"/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 table:number-columns-repeated="8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 table:number-columns-repeated="8"/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 table:number-columns-repeated="8"/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 table:number-columns-repeated="8"/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 table:number-columns-repeated="8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3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9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9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9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5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5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5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5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5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5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5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5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5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5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5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5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5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5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5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5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5"/>
        </table:table-row>
        <table:table-row table:style-name="ro2" table:number-rows-repeated="2">
          <table:table-cell table:number-columns-repeated="21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5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9:02:22.003595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19:10:10.743364636</dc:date>
    <meta:editing-duration>PT16H30M3S</meta:editing-duration>
    <meta:editing-cycles>43</meta:editing-cycles>
    <meta:generator>LibreOffice/5.1.6.2$Linux_X86_64 LibreOffice_project/10m0$Build-2</meta:generator>
    <meta:document-statistic meta:table-count="1" meta:cell-count="410" meta:object-count="0"/>
  </office:meta>
</office:document-meta>
</file>